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Courier New1" svg:font-family="'Courier New'"/>
    <style:font-face style:name="CourierNewPS" svg:font-family="CourierNewPS"/>
    <style:font-face style:name="Arial" svg:font-family="Arial" style:font-pitch="variable"/>
    <style:font-face style:name="Courier New" svg:font-family="'Courier New'" style:font-pitch="variable"/>
    <style:font-face style:name="CourierNewPS1" svg:font-family="CourierNewPS" style:font-pitch="variable"/>
    <style:font-face style:name="Liberation Serif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dash" draw:stroke-dash="stroke-dash22" svg:stroke-width="0cm" svg:stroke-color="#3465a4" draw:stroke-linejoin="round" svg:stroke-linecap="butt" draw:fill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751cm" fo:min-width="14.419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fo:background-color="#ffeca1"/>
    </style:style>
    <style:style style:name="gr7" style:family="graphic" style:parent-style-name="standard">
      <style:graphic-properties draw:textarea-vertical-align="middl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15pt" style:font-size-asian="15pt" style:font-size-complex="15pt"/>
    </style:style>
    <style:style style:name="P5" style:family="paragraph">
      <loext:graphic-properties draw:fill="none"/>
      <style:text-properties fo:font-size="9pt" style:font-size-asian="9pt" style:font-size-complex="9pt"/>
    </style:style>
    <style:style style:name="P6" style:family="paragraph">
      <loext:graphic-properties draw:fill="none"/>
      <style:text-properties fo:font-size="15pt" style:font-size-asian="15pt" style:font-size-complex="15pt"/>
    </style:style>
    <style:style style:name="P7" style:family="paragraph">
      <style:paragraph-properties fo:text-align="center"/>
      <style:text-properties fo:color="#5979fb" fo:font-family="'Courier New'" style:font-style-name="Обычный" style:font-family-generic="modern" fo:font-size="36pt" fo:font-weight="bold"/>
    </style:style>
    <style:style style:name="P8" style:family="paragraph">
      <style:paragraph-properties fo:text-align="center"/>
      <style:text-properties fo:color="#168253" style:text-line-through-style="none" style:text-line-through-type="none" fo:font-family="'Courier New'" style:font-style-name="Обычный" style:font-family-generic="modern" fo:font-size="36pt" fo:font-style="normal" style:text-underline-style="none" fo:font-weight="bold"/>
    </style:style>
    <style:style style:name="T1" style:family="text">
      <style:text-properties fo:color="#000000" style:font-name="Courier New1" fo:font-size="15pt" style:font-size-asian="15pt" style:font-name-complex="Courier New1" style:font-size-complex="15pt"/>
    </style:style>
    <style:style style:name="T2" style:family="text">
      <style:text-properties fo:color="#808080" style:font-name="Arial1" fo:font-size="9pt" style:font-size-asian="9pt" style:font-name-complex="Arial1" style:font-size-complex="9pt"/>
    </style:style>
    <style:style style:name="T3" style:family="text">
      <style:text-properties fo:color="#808080" style:font-name="Arial1" fo:font-size="15pt" fo:font-weight="bold" style:font-size-asian="15pt" style:font-name-complex="Arial1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evaluateTheTest_Button" form:control-implementation="ooo:com.sun.star.form.component.CommandButton" xml:id="control1" form:id="control1" form:label="TEST BEWERTEN" office:target-frame="" form:toggle="true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ResultTextField" form:control-implementation="ooo:com.sun.star.form.component.TextField" xml:id="control2" form:id="control2" form:readonly="true" form:current-value="received result" form:value="received resul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numberOfQuestionsField" form:control-implementation="ooo:com.sun.star.form.component.TextField" xml:id="control3" form:id="control3" form:readonly="true" form:current-value="0" form:value="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rrectAnswersAmountField" form:control-implementation="ooo:com.sun.star.form.component.TextField" xml:id="control4" form:id="control4" form:readonly="true" form:current-value="0" form:value="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polygon draw:style-name="gr1" draw:text-style-name="P1" draw:layer="layout" svg:width="20.998cm" svg:height="29.699cm" svg:x="0cm" svg:y="0cm" svg:viewBox="0 0 20999 29700" draw:points="0,0 20999,0 20999,29700 0,29700">
          <text:p/>
        </draw:polygon>
        <draw:line draw:style-name="gr2" draw:text-style-name="P2" draw:layer="layout" svg:x1="6.108cm" svg:y1="22.07cm" svg:x2="16.029cm" svg:y2="22.07cm">
          <text:p/>
        </draw:line>
        <draw:frame draw:style-name="gr3" draw:text-style-name="P4" draw:layer="layout" svg:width="14.419cm" svg:height="0.751cm" svg:x="3.246cm" svg:y="14.057cm">
          <draw:text-box>
            <text:p text:style-name="P3"><text:span text:style-name="T1">richtig beantwortet <text:s text:c="8"/>aus <text:s text:c="7"/>Fragen</text:span></text:p>
          </draw:text-box>
        </draw:frame>
        <draw:polygon draw:style-name="gr1" draw:text-style-name="P1" draw:layer="layout" svg:width="2.019cm" svg:height="0.998cm" svg:x="13.394cm" svg:y="13.922cm" svg:viewBox="0 0 2020 999" draw:points="0,999 2020,999 2020,0 0,0">
          <text:p/>
        </draw:polygon>
        <draw:polygon draw:style-name="gr1" draw:text-style-name="P1" draw:layer="layout" svg:width="2.018cm" svg:height="0.999cm" svg:x="9.639cm" svg:y="13.947cm" svg:viewBox="0 0 2019 1000" draw:points="0,1000 2019,1000 2019,0 0,0">
          <text:p/>
        </draw:polygon>
        <draw:polygon draw:style-name="gr1" draw:text-style-name="P1" draw:layer="layout" svg:width="19.001cm" svg:height="0.901cm" svg:x="0.999cm" svg:y="27.8cm" svg:viewBox="0 0 19002 902" draw:points="0,902 19002,902 19002,0 0,0">
          <text:p/>
        </draw:polygon>
        <draw:polygon draw:style-name="gr1" draw:text-style-name="P1" draw:layer="layout" svg:width="19.001cm" svg:height="0.901cm" svg:x="0.999cm" svg:y="1cm" svg:viewBox="0 0 19002 902" draw:points="0,902 19002,902 19002,0 0,0">
          <text:p/>
        </draw:polygon>
        <draw:frame draw:style-name="gr4" draw:text-style-name="P5" draw:layer="layout" svg:width="1.264cm" svg:height="0.357cm" svg:x="10.072cm" svg:y="22.371cm">
          <draw:text-box>
            <text:p text:style-name="P3"><text:span text:style-name="T2">Ergebnis</text:span></text:p>
          </draw:text-box>
        </draw:frame>
        <draw:frame draw:style-name="gr5" draw:text-style-name="P6" draw:layer="layout" svg:width="12.279cm" svg:height="0.589cm" svg:x="4.391cm" svg:y="1.183cm">
          <draw:text-box>
            <text:p text:style-name="P3"><text:span text:style-name="T3">Java Entwickler Oracle Certified Professional SE</text:span></text:p>
          </draw:text-box>
        </draw:frame>
        <draw:frame draw:style-name="gr5" draw:text-style-name="P6" draw:layer="layout" svg:width="12.279cm" svg:height="0.589cm" svg:x="4.391cm" svg:y="27.983cm">
          <draw:text-box>
            <text:p text:style-name="P3"><text:span text:style-name="T3">Java Entwickler Oracle Certified Professional SE</text:span></text:p>
          </draw:text-box>
        </draw:frame>
        <draw:control draw:style-name="gr6" draw:text-style-name="P7" draw:layer="controls" svg:width="14.345cm" svg:height="1.902cm" svg:x="3.36cm" svg:y="4.962cm" draw:control="control1"/>
        <draw:control draw:style-name="gr7" draw:text-style-name="P8" draw:layer="controls" svg:width="13.124cm" svg:height="2cm" svg:x="3.81cm" svg:y="20cm" draw:control="control2"/>
        <draw:control draw:style-name="gr7" draw:text-style-name="P8" draw:layer="controls" svg:width="2.029cm" svg:height="2.54cm" svg:x="13.404cm" svg:y="13.124cm" draw:control="control3"/>
        <draw:control draw:style-name="gr7" draw:text-style-name="P8" draw:layer="controls" svg:width="2.029cm" svg:height="2.54cm" svg:x="9.639cm" svg:y="13.124cm" draw:control="control4"/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Courier New1" svg:font-family="'Courier New'"/>
    <style:font-face style:name="CourierNewPS" svg:font-family="CourierNewPS"/>
    <style:font-face style:name="Arial" svg:font-family="Arial" style:font-pitch="variable"/>
    <style:font-face style:name="Courier New" svg:font-family="'Courier New'" style:font-pitch="variable"/>
    <style:font-face style:name="CourierNewPS1" svg:font-family="CourierNewPS" style:font-pitch="variable"/>
    <style:font-face style:name="Liberation Serif" svg:font-family="'Liberation Serif'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stroke-dash22" draw:style="rect" draw:dots1="2" draw:dots1-length="0.026cm" draw:distance="0.0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1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3-05-30T19:45:18.172000000</dc:date>
    <meta:editing-duration>PT3M29S</meta:editing-duration>
    <meta:editing-cycles>2</meta:editing-cycles>
    <meta:generator>LibreOffice/6.4.7.2$Windows_x86 LibreOffice_project/639b8ac485750d5696d7590a72ef1b496725cfb5</meta:generator>
    <meta:document-statistic meta:object-count="14"/>
  </office:meta>
</office:document-meta>
</file>